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Bold" svg:font-family="'Roboto Bold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Table_20_text_20_bold_20_white_20_fill_20_2" style:data-style-name="N0">
      <style:table-cell-properties fo:border-bottom="0.74pt solid #cbd0d2" style:diagonal-bl-tr="none" style:diagonal-tl-br="none" style:text-align-source="value-type" style:repeat-content="false" fo:wrap-option="wrap" fo:border-left="0.74pt solid #cbd0d2" style:direction="ltr" fo:border-right="none" style:rotation-angle="0" style:rotation-align="none" style:shrink-to-fit="false" fo:border-top="0.74pt solid #cbd0d2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Bold" fo:font-size="10pt" fo:font-style="normal" fo:text-shadow="none" style:text-underline-style="none" fo:font-weight="normal" style:font-size-asian="10pt" style:font-style-asian="normal" style:font-weight-asian="normal" style:font-name-complex="Roboto Bold" style:font-size-complex="10pt" style:font-style-complex="normal" style:font-weight-complex="normal"/>
    </style:style>
    <style:style style:name="ce2" style:family="table-cell" style:parent-style-name="Table_20_text_20_bold_20_light_20_fill_20_2" style:data-style-name="N0">
      <style:table-cell-properties fo:border-bottom="0.74pt solid #cbd0d2" style:diagonal-bl-tr="none" style:diagonal-tl-br="none" style:text-align-source="value-type" style:repeat-content="false" fo:wrap-option="wrap" fo:border-left="0.74pt solid #cbd0d2" style:direction="ltr" fo:border-right="none" style:rotation-angle="0" style:rotation-align="none" style:shrink-to-fit="false" fo:border-top="0.74pt solid #cbd0d2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Bold" fo:font-size="10pt" fo:font-style="normal" fo:text-shadow="none" style:text-underline-style="none" fo:font-weight="normal" style:font-size-asian="10pt" style:font-style-asian="normal" style:font-weight-asian="normal" style:font-name-complex="Roboto Bold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otal Medicaid Spending by state (in millions)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table:style-name="Default"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float" office:value="5294.253591" calcext:value-type="float">
            <text:p>5294.253591</text:p>
          </table:table-cell>
          <table:table-cell office:value-type="float" office:value="5495.672054" calcext:value-type="float">
            <text:p>5495.672054</text:p>
          </table:table-cell>
          <table:table-cell office:value-type="float" office:value="5697.090517" calcext:value-type="float">
            <text:p>5697.090517</text:p>
          </table:table-cell>
          <table:table-cell office:value-type="float" office:value="5898.50898" calcext:value-type="float">
            <text:p>5898.50898</text:p>
          </table:table-cell>
          <table:table-cell office:value-type="float" office:value="6099.927443" calcext:value-type="float">
            <text:p>6099.927443</text:p>
          </table:table-cell>
          <table:table-cell office:value-type="float" office:value="6301.345906" calcext:value-type="float">
            <text:p>6301.345906</text:p>
          </table:table-cell>
          <table:table-cell office:value-type="float" office:value="6502.764369" calcext:value-type="float">
            <text:p>6502.764369</text:p>
          </table:table-cell>
          <table:table-cell office:value-type="float" office:value="6704.182832" calcext:value-type="float">
            <text:p>6704.182832</text:p>
          </table:table-cell>
          <table:table-cell office:value-type="float" office:value="6905.601295" calcext:value-type="float">
            <text:p>6905.601295</text:p>
          </table:table-cell>
          <table:table-cell office:value-type="float" office:value="7107.019758" calcext:value-type="float">
            <text:p>7107.019758</text:p>
          </table:table-cell>
          <table:table-cell office:value-type="float" office:value="7308.438221" calcext:value-type="float">
            <text:p>7308.438221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float" office:value="1421.672896" calcext:value-type="float">
            <text:p>1421.672896</text:p>
          </table:table-cell>
          <table:table-cell table:style-name="ce2" office:value-type="float" office:value="1535.440877" calcext:value-type="float">
            <text:p>1535.440877</text:p>
          </table:table-cell>
          <table:table-cell office:value-type="float" office:value="1649.208858" calcext:value-type="float">
            <text:p>1649.208858</text:p>
          </table:table-cell>
          <table:table-cell office:value-type="float" office:value="1762.976839" calcext:value-type="float">
            <text:p>1762.976839</text:p>
          </table:table-cell>
          <table:table-cell office:value-type="float" office:value="1876.74482" calcext:value-type="float">
            <text:p>1876.74482</text:p>
          </table:table-cell>
          <table:table-cell office:value-type="float" office:value="1990.512801" calcext:value-type="float">
            <text:p>1990.512801</text:p>
          </table:table-cell>
          <table:table-cell office:value-type="float" office:value="2104.280782" calcext:value-type="float">
            <text:p>2104.280782</text:p>
          </table:table-cell>
          <table:table-cell office:value-type="float" office:value="2218.048763" calcext:value-type="float">
            <text:p>2218.048763</text:p>
          </table:table-cell>
          <table:table-cell office:value-type="float" office:value="2331.816744" calcext:value-type="float">
            <text:p>2331.816744</text:p>
          </table:table-cell>
          <table:table-cell office:value-type="float" office:value="2445.584725" calcext:value-type="float">
            <text:p>2445.584725</text:p>
          </table:table-cell>
          <table:table-cell office:value-type="float" office:value="2559.352706" calcext:value-type="float">
            <text:p>2559.352706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10640.737029" calcext:value-type="float">
            <text:p>10640.737029</text:p>
          </table:table-cell>
          <table:table-cell office:value-type="float" office:value="10895.032291" calcext:value-type="float">
            <text:p>10895.032291</text:p>
          </table:table-cell>
          <table:table-cell office:value-type="float" office:value="11149.327553" calcext:value-type="float">
            <text:p>11149.327553</text:p>
          </table:table-cell>
          <table:table-cell office:value-type="float" office:value="11403.622815" calcext:value-type="float">
            <text:p>11403.622815</text:p>
          </table:table-cell>
          <table:table-cell office:value-type="float" office:value="11657.918077" calcext:value-type="float">
            <text:p>11657.918077</text:p>
          </table:table-cell>
          <table:table-cell office:value-type="float" office:value="11912.213339" calcext:value-type="float">
            <text:p>11912.213339</text:p>
          </table:table-cell>
          <table:table-cell office:value-type="float" office:value="12166.508601" calcext:value-type="float">
            <text:p>12166.508601</text:p>
          </table:table-cell>
          <table:table-cell office:value-type="float" office:value="12420.803863" calcext:value-type="float">
            <text:p>12420.803863</text:p>
          </table:table-cell>
          <table:table-cell office:value-type="float" office:value="12675.099125" calcext:value-type="float">
            <text:p>12675.099125</text:p>
          </table:table-cell>
          <table:table-cell office:value-type="float" office:value="12929.394387" calcext:value-type="float">
            <text:p>12929.394387</text:p>
          </table:table-cell>
          <table:table-cell office:value-type="float" office:value="13183.689649" calcext:value-type="float">
            <text:p>13183.689649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5536.506974" calcext:value-type="float">
            <text:p>5536.506974</text:p>
          </table:table-cell>
          <table:table-cell table:style-name="ce2" office:value-type="float" office:value="5852.695561" calcext:value-type="float">
            <text:p>5852.695561</text:p>
          </table:table-cell>
          <table:table-cell office:value-type="float" office:value="6168.884148" calcext:value-type="float">
            <text:p>6168.884148</text:p>
          </table:table-cell>
          <table:table-cell office:value-type="float" office:value="6485.072735" calcext:value-type="float">
            <text:p>6485.072735</text:p>
          </table:table-cell>
          <table:table-cell office:value-type="float" office:value="6801.261322" calcext:value-type="float">
            <text:p>6801.261322</text:p>
          </table:table-cell>
          <table:table-cell office:value-type="float" office:value="7117.449909" calcext:value-type="float">
            <text:p>7117.449909</text:p>
          </table:table-cell>
          <table:table-cell office:value-type="float" office:value="7433.638496" calcext:value-type="float">
            <text:p>7433.638496</text:p>
          </table:table-cell>
          <table:table-cell office:value-type="float" office:value="7749.827083" calcext:value-type="float">
            <text:p>7749.827083</text:p>
          </table:table-cell>
          <table:table-cell office:value-type="float" office:value="8066.01567" calcext:value-type="float">
            <text:p>8066.01567</text:p>
          </table:table-cell>
          <table:table-cell office:value-type="float" office:value="8382.20425700001" calcext:value-type="float">
            <text:p>8382.204257</text:p>
          </table:table-cell>
          <table:table-cell office:value-type="float" office:value="8698.39284400001" calcext:value-type="float">
            <text:p>8698.392844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85438.074091" calcext:value-type="float">
            <text:p>85438.074091</text:p>
          </table:table-cell>
          <table:table-cell office:value-type="float" office:value="90614.357683" calcext:value-type="float">
            <text:p>90614.357683</text:p>
          </table:table-cell>
          <table:table-cell office:value-type="float" office:value="95790.641275" calcext:value-type="float">
            <text:p>95790.641275</text:p>
          </table:table-cell>
          <table:table-cell office:value-type="float" office:value="100966.924867" calcext:value-type="float">
            <text:p>100966.924867</text:p>
          </table:table-cell>
          <table:table-cell office:value-type="float" office:value="106143.208459" calcext:value-type="float">
            <text:p>106143.208459</text:p>
          </table:table-cell>
          <table:table-cell office:value-type="float" office:value="111319.492051" calcext:value-type="float">
            <text:p>111319.492051</text:p>
          </table:table-cell>
          <table:table-cell office:value-type="float" office:value="116495.775643" calcext:value-type="float">
            <text:p>116495.775643</text:p>
          </table:table-cell>
          <table:table-cell office:value-type="float" office:value="121672.059235" calcext:value-type="float">
            <text:p>121672.059235</text:p>
          </table:table-cell>
          <table:table-cell office:value-type="float" office:value="126848.342827" calcext:value-type="float">
            <text:p>126848.342827</text:p>
          </table:table-cell>
          <table:table-cell office:value-type="float" office:value="132024.626419" calcext:value-type="float">
            <text:p>132024.626419</text:p>
          </table:table-cell>
          <table:table-cell office:value-type="float" office:value="137200.910011" calcext:value-type="float">
            <text:p>137200.910011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7358.339263" calcext:value-type="float">
            <text:p>7358.339263</text:p>
          </table:table-cell>
          <table:table-cell table:style-name="ce2" office:value-type="float" office:value="7686.035981" calcext:value-type="float">
            <text:p>7686.035981</text:p>
          </table:table-cell>
          <table:table-cell office:value-type="float" office:value="8013.732699" calcext:value-type="float">
            <text:p>8013.732699</text:p>
          </table:table-cell>
          <table:table-cell office:value-type="float" office:value="8341.429417" calcext:value-type="float">
            <text:p>8341.429417</text:p>
          </table:table-cell>
          <table:table-cell office:value-type="float" office:value="8669.126135" calcext:value-type="float">
            <text:p>8669.126135</text:p>
          </table:table-cell>
          <table:table-cell office:value-type="float" office:value="8996.822853" calcext:value-type="float">
            <text:p>8996.822853</text:p>
          </table:table-cell>
          <table:table-cell office:value-type="float" office:value="9324.519571" calcext:value-type="float">
            <text:p>9324.519571</text:p>
          </table:table-cell>
          <table:table-cell office:value-type="float" office:value="9652.216289" calcext:value-type="float">
            <text:p>9652.216289</text:p>
          </table:table-cell>
          <table:table-cell office:value-type="float" office:value="9979.913007" calcext:value-type="float">
            <text:p>9979.913007</text:p>
          </table:table-cell>
          <table:table-cell office:value-type="float" office:value="10307.609725" calcext:value-type="float">
            <text:p>10307.609725</text:p>
          </table:table-cell>
          <table:table-cell office:value-type="float" office:value="10635.306443" calcext:value-type="float">
            <text:p>10635.306443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float" office:value="7853.582804" calcext:value-type="float">
            <text:p>7853.582804</text:p>
          </table:table-cell>
          <table:table-cell office:value-type="float" office:value="7597.012987" calcext:value-type="float">
            <text:p>7597.012987</text:p>
          </table:table-cell>
          <table:table-cell office:value-type="float" office:value="7340.44317" calcext:value-type="float">
            <text:p>7340.44317</text:p>
          </table:table-cell>
          <table:table-cell office:value-type="float" office:value="7083.873353" calcext:value-type="float">
            <text:p>7083.873353</text:p>
          </table:table-cell>
          <table:table-cell office:value-type="float" office:value="6827.303536" calcext:value-type="float">
            <text:p>6827.303536</text:p>
          </table:table-cell>
          <table:table-cell office:value-type="float" office:value="6570.733719" calcext:value-type="float">
            <text:p>6570.733719</text:p>
          </table:table-cell>
          <table:table-cell office:value-type="float" office:value="6314.163902" calcext:value-type="float">
            <text:p>6314.163902</text:p>
          </table:table-cell>
          <table:table-cell office:value-type="float" office:value="6057.594085" calcext:value-type="float">
            <text:p>6057.594085</text:p>
          </table:table-cell>
          <table:table-cell office:value-type="float" office:value="5801.024268" calcext:value-type="float">
            <text:p>5801.024268</text:p>
          </table:table-cell>
          <table:table-cell office:value-type="float" office:value="5544.454451" calcext:value-type="float">
            <text:p>5544.454451</text:p>
          </table:table-cell>
          <table:table-cell office:value-type="float" office:value="5287.884634" calcext:value-type="float">
            <text:p>5287.884634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1861.996175" calcext:value-type="float">
            <text:p>1861.996175</text:p>
          </table:table-cell>
          <table:table-cell table:style-name="ce2" office:value-type="float" office:value="2023.509108" calcext:value-type="float">
            <text:p>2023.509108</text:p>
          </table:table-cell>
          <table:table-cell office:value-type="float" office:value="2185.022041" calcext:value-type="float">
            <text:p>2185.022041</text:p>
          </table:table-cell>
          <table:table-cell office:value-type="float" office:value="2346.534974" calcext:value-type="float">
            <text:p>2346.534974</text:p>
          </table:table-cell>
          <table:table-cell office:value-type="float" office:value="2508.047907" calcext:value-type="float">
            <text:p>2508.047907</text:p>
          </table:table-cell>
          <table:table-cell office:value-type="float" office:value="2669.56084" calcext:value-type="float">
            <text:p>2669.56084</text:p>
          </table:table-cell>
          <table:table-cell office:value-type="float" office:value="2831.073773" calcext:value-type="float">
            <text:p>2831.073773</text:p>
          </table:table-cell>
          <table:table-cell office:value-type="float" office:value="2992.586706" calcext:value-type="float">
            <text:p>2992.586706</text:p>
          </table:table-cell>
          <table:table-cell office:value-type="float" office:value="3154.099639" calcext:value-type="float">
            <text:p>3154.099639</text:p>
          </table:table-cell>
          <table:table-cell office:value-type="float" office:value="3315.612572" calcext:value-type="float">
            <text:p>3315.612572</text:p>
          </table:table-cell>
          <table:table-cell office:value-type="float" office:value="3477.125505" calcext:value-type="float">
            <text:p>3477.125505</text:p>
          </table:table-cell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float" office:value="2387.154471" calcext:value-type="float">
            <text:p>2387.154471</text:p>
          </table:table-cell>
          <table:table-cell office:value-type="float" office:value="2520.735076" calcext:value-type="float">
            <text:p>2520.735076</text:p>
          </table:table-cell>
          <table:table-cell office:value-type="float" office:value="2654.315681" calcext:value-type="float">
            <text:p>2654.315681</text:p>
          </table:table-cell>
          <table:table-cell office:value-type="float" office:value="2787.896286" calcext:value-type="float">
            <text:p>2787.896286</text:p>
          </table:table-cell>
          <table:table-cell office:value-type="float" office:value="2921.476891" calcext:value-type="float">
            <text:p>2921.476891</text:p>
          </table:table-cell>
          <table:table-cell office:value-type="float" office:value="3055.057496" calcext:value-type="float">
            <text:p>3055.057496</text:p>
          </table:table-cell>
          <table:table-cell office:value-type="float" office:value="3188.638101" calcext:value-type="float">
            <text:p>3188.638101</text:p>
          </table:table-cell>
          <table:table-cell office:value-type="float" office:value="3322.218706" calcext:value-type="float">
            <text:p>3322.218706</text:p>
          </table:table-cell>
          <table:table-cell office:value-type="float" office:value="3455.799311" calcext:value-type="float">
            <text:p>3455.799311</text:p>
          </table:table-cell>
          <table:table-cell office:value-type="float" office:value="3589.379916" calcext:value-type="float">
            <text:p>3589.379916</text:p>
          </table:table-cell>
          <table:table-cell office:value-type="float" office:value="3722.960521" calcext:value-type="float">
            <text:p>3722.960521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21476.052754" calcext:value-type="float">
            <text:p>21476.052754</text:p>
          </table:table-cell>
          <table:table-cell table:style-name="ce2" office:value-type="float" office:value="22023.344323" calcext:value-type="float">
            <text:p>22023.344323</text:p>
          </table:table-cell>
          <table:table-cell office:value-type="float" office:value="22570.635892" calcext:value-type="float">
            <text:p>22570.635892</text:p>
          </table:table-cell>
          <table:table-cell office:value-type="float" office:value="23117.927461" calcext:value-type="float">
            <text:p>23117.927461</text:p>
          </table:table-cell>
          <table:table-cell office:value-type="float" office:value="23665.21903" calcext:value-type="float">
            <text:p>23665.21903</text:p>
          </table:table-cell>
          <table:table-cell office:value-type="float" office:value="24212.510599" calcext:value-type="float">
            <text:p>24212.510599</text:p>
          </table:table-cell>
          <table:table-cell office:value-type="float" office:value="24759.802168" calcext:value-type="float">
            <text:p>24759.802168</text:p>
          </table:table-cell>
          <table:table-cell office:value-type="float" office:value="25307.093737" calcext:value-type="float">
            <text:p>25307.093737</text:p>
          </table:table-cell>
          <table:table-cell office:value-type="float" office:value="25854.385306" calcext:value-type="float">
            <text:p>25854.385306</text:p>
          </table:table-cell>
          <table:table-cell office:value-type="float" office:value="26401.676875" calcext:value-type="float">
            <text:p>26401.676875</text:p>
          </table:table-cell>
          <table:table-cell office:value-type="float" office:value="26948.968444" calcext:value-type="float">
            <text:p>26948.968444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9750.156735" calcext:value-type="float">
            <text:p>9750.156735</text:p>
          </table:table-cell>
          <table:table-cell office:value-type="float" office:value="10245.084441" calcext:value-type="float">
            <text:p>10245.084441</text:p>
          </table:table-cell>
          <table:table-cell office:value-type="float" office:value="10740.012147" calcext:value-type="float">
            <text:p>10740.012147</text:p>
          </table:table-cell>
          <table:table-cell office:value-type="float" office:value="11234.939853" calcext:value-type="float">
            <text:p>11234.939853</text:p>
          </table:table-cell>
          <table:table-cell office:value-type="float" office:value="11729.867559" calcext:value-type="float">
            <text:p>11729.867559</text:p>
          </table:table-cell>
          <table:table-cell office:value-type="float" office:value="12224.795265" calcext:value-type="float">
            <text:p>12224.795265</text:p>
          </table:table-cell>
          <table:table-cell office:value-type="float" office:value="12719.722971" calcext:value-type="float">
            <text:p>12719.722971</text:p>
          </table:table-cell>
          <table:table-cell office:value-type="float" office:value="13214.650677" calcext:value-type="float">
            <text:p>13214.650677</text:p>
          </table:table-cell>
          <table:table-cell office:value-type="float" office:value="13709.578383" calcext:value-type="float">
            <text:p>13709.578383</text:p>
          </table:table-cell>
          <table:table-cell office:value-type="float" office:value="14204.506089" calcext:value-type="float">
            <text:p>14204.506089</text:p>
          </table:table-cell>
          <table:table-cell office:value-type="float" office:value="14699.433795" calcext:value-type="float">
            <text:p>14699.433795</text:p>
          </table:table-cell>
        </table:table-row>
        <table:table-row table:style-name="ro1">
          <table:table-cell office:value-type="string" calcext:value-type="string">
            <text:p>Hawaii</text:p>
          </table:table-cell>
          <table:table-cell office:value-type="float" office:value="2012.41815" calcext:value-type="float">
            <text:p>2012.41815</text:p>
          </table:table-cell>
          <table:table-cell table:style-name="ce2" office:value-type="float" office:value="2076.761775" calcext:value-type="float">
            <text:p>2076.761775</text:p>
          </table:table-cell>
          <table:table-cell office:value-type="float" office:value="2141.1054" calcext:value-type="float">
            <text:p>2141.1054</text:p>
          </table:table-cell>
          <table:table-cell office:value-type="float" office:value="2205.449025" calcext:value-type="float">
            <text:p>2205.449025</text:p>
          </table:table-cell>
          <table:table-cell office:value-type="float" office:value="2269.79265" calcext:value-type="float">
            <text:p>2269.79265</text:p>
          </table:table-cell>
          <table:table-cell office:value-type="float" office:value="2334.136275" calcext:value-type="float">
            <text:p>2334.136275</text:p>
          </table:table-cell>
          <table:table-cell office:value-type="float" office:value="2398.4799" calcext:value-type="float">
            <text:p>2398.4799</text:p>
          </table:table-cell>
          <table:table-cell office:value-type="float" office:value="2462.823525" calcext:value-type="float">
            <text:p>2462.823525</text:p>
          </table:table-cell>
          <table:table-cell office:value-type="float" office:value="2527.16715" calcext:value-type="float">
            <text:p>2527.16715</text:p>
          </table:table-cell>
          <table:table-cell office:value-type="float" office:value="2591.510775" calcext:value-type="float">
            <text:p>2591.510775</text:p>
          </table:table-cell>
          <table:table-cell office:value-type="float" office:value="2655.8544" calcext:value-type="float">
            <text:p>2655.8544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 office:value-type="float" office:value="1729.535449" calcext:value-type="float">
            <text:p>1729.535449</text:p>
          </table:table-cell>
          <table:table-cell office:value-type="float" office:value="1819.959694" calcext:value-type="float">
            <text:p>1819.959694</text:p>
          </table:table-cell>
          <table:table-cell office:value-type="float" office:value="1910.383939" calcext:value-type="float">
            <text:p>1910.383939</text:p>
          </table:table-cell>
          <table:table-cell office:value-type="float" office:value="2000.808184" calcext:value-type="float">
            <text:p>2000.808184</text:p>
          </table:table-cell>
          <table:table-cell office:value-type="float" office:value="2091.232429" calcext:value-type="float">
            <text:p>2091.232429</text:p>
          </table:table-cell>
          <table:table-cell office:value-type="float" office:value="2181.656674" calcext:value-type="float">
            <text:p>2181.656674</text:p>
          </table:table-cell>
          <table:table-cell office:value-type="float" office:value="2272.080919" calcext:value-type="float">
            <text:p>2272.080919</text:p>
          </table:table-cell>
          <table:table-cell office:value-type="float" office:value="2362.505164" calcext:value-type="float">
            <text:p>2362.505164</text:p>
          </table:table-cell>
          <table:table-cell office:value-type="float" office:value="2452.929409" calcext:value-type="float">
            <text:p>2452.929409</text:p>
          </table:table-cell>
          <table:table-cell office:value-type="float" office:value="2543.353654" calcext:value-type="float">
            <text:p>2543.353654</text:p>
          </table:table-cell>
          <table:table-cell office:value-type="float" office:value="2633.777899" calcext:value-type="float">
            <text:p>2633.777899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17039.17722" calcext:value-type="float">
            <text:p>17039.17722</text:p>
          </table:table-cell>
          <table:table-cell table:style-name="ce2" office:value-type="float" office:value="17962.165759" calcext:value-type="float">
            <text:p>17962.165759</text:p>
          </table:table-cell>
          <table:table-cell office:value-type="float" office:value="18885.154298" calcext:value-type="float">
            <text:p>18885.154298</text:p>
          </table:table-cell>
          <table:table-cell office:value-type="float" office:value="19808.142837" calcext:value-type="float">
            <text:p>19808.142837</text:p>
          </table:table-cell>
          <table:table-cell office:value-type="float" office:value="20731.131376" calcext:value-type="float">
            <text:p>20731.131376</text:p>
          </table:table-cell>
          <table:table-cell office:value-type="float" office:value="21654.119915" calcext:value-type="float">
            <text:p>21654.119915</text:p>
          </table:table-cell>
          <table:table-cell office:value-type="float" office:value="22577.108454" calcext:value-type="float">
            <text:p>22577.108454</text:p>
          </table:table-cell>
          <table:table-cell office:value-type="float" office:value="23500.096993" calcext:value-type="float">
            <text:p>23500.096993</text:p>
          </table:table-cell>
          <table:table-cell office:value-type="float" office:value="24423.085532" calcext:value-type="float">
            <text:p>24423.085532</text:p>
          </table:table-cell>
          <table:table-cell office:value-type="float" office:value="25346.074071" calcext:value-type="float">
            <text:p>25346.074071</text:p>
          </table:table-cell>
          <table:table-cell office:value-type="float" office:value="26269.06261" calcext:value-type="float">
            <text:p>26269.06261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9328.435988" calcext:value-type="float">
            <text:p>9328.435988</text:p>
          </table:table-cell>
          <table:table-cell office:value-type="float" office:value="9721.569345" calcext:value-type="float">
            <text:p>9721.569345</text:p>
          </table:table-cell>
          <table:table-cell office:value-type="float" office:value="10114.702702" calcext:value-type="float">
            <text:p>10114.702702</text:p>
          </table:table-cell>
          <table:table-cell office:value-type="float" office:value="10507.836059" calcext:value-type="float">
            <text:p>10507.836059</text:p>
          </table:table-cell>
          <table:table-cell office:value-type="float" office:value="10900.969416" calcext:value-type="float">
            <text:p>10900.969416</text:p>
          </table:table-cell>
          <table:table-cell office:value-type="float" office:value="11294.102773" calcext:value-type="float">
            <text:p>11294.102773</text:p>
          </table:table-cell>
          <table:table-cell office:value-type="float" office:value="11687.23613" calcext:value-type="float">
            <text:p>11687.23613</text:p>
          </table:table-cell>
          <table:table-cell office:value-type="float" office:value="12080.369487" calcext:value-type="float">
            <text:p>12080.369487</text:p>
          </table:table-cell>
          <table:table-cell office:value-type="float" office:value="12473.502844" calcext:value-type="float">
            <text:p>12473.502844</text:p>
          </table:table-cell>
          <table:table-cell office:value-type="float" office:value="12866.636201" calcext:value-type="float">
            <text:p>12866.636201</text:p>
          </table:table-cell>
          <table:table-cell office:value-type="float" office:value="13259.769558" calcext:value-type="float">
            <text:p>13259.769558</text:p>
          </table:table-cell>
        </table:table-row>
        <table:table-row table:style-name="ro1">
          <table:table-cell office:value-type="string" calcext:value-type="string">
            <text:p>Lowe</text:p>
          </table:table-cell>
          <table:table-cell office:value-type="float" office:value="4563.170736" calcext:value-type="float">
            <text:p>4563.170736</text:p>
          </table:table-cell>
          <table:table-cell table:style-name="ce2" office:value-type="float" office:value="4672.288367" calcext:value-type="float">
            <text:p>4672.288367</text:p>
          </table:table-cell>
          <table:table-cell office:value-type="float" office:value="4781.405998" calcext:value-type="float">
            <text:p>4781.405998</text:p>
          </table:table-cell>
          <table:table-cell office:value-type="float" office:value="4890.523629" calcext:value-type="float">
            <text:p>4890.523629</text:p>
          </table:table-cell>
          <table:table-cell office:value-type="float" office:value="4999.64126" calcext:value-type="float">
            <text:p>4999.64126</text:p>
          </table:table-cell>
          <table:table-cell office:value-type="float" office:value="5108.758891" calcext:value-type="float">
            <text:p>5108.758891</text:p>
          </table:table-cell>
          <table:table-cell office:value-type="float" office:value="5217.876522" calcext:value-type="float">
            <text:p>5217.876522</text:p>
          </table:table-cell>
          <table:table-cell office:value-type="float" office:value="5326.994153" calcext:value-type="float">
            <text:p>5326.994153</text:p>
          </table:table-cell>
          <table:table-cell office:value-type="float" office:value="5436.111784" calcext:value-type="float">
            <text:p>5436.111784</text:p>
          </table:table-cell>
          <table:table-cell office:value-type="float" office:value="5545.229415" calcext:value-type="float">
            <text:p>5545.229415</text:p>
          </table:table-cell>
          <table:table-cell office:value-type="float" office:value="5654.347046" calcext:value-type="float">
            <text:p>5654.347046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3040.559561" calcext:value-type="float">
            <text:p>3040.559561</text:p>
          </table:table-cell>
          <table:table-cell office:value-type="float" office:value="3193.586921" calcext:value-type="float">
            <text:p>3193.586921</text:p>
          </table:table-cell>
          <table:table-cell office:value-type="float" office:value="3346.614281" calcext:value-type="float">
            <text:p>3346.614281</text:p>
          </table:table-cell>
          <table:table-cell office:value-type="float" office:value="3499.641641" calcext:value-type="float">
            <text:p>3499.641641</text:p>
          </table:table-cell>
          <table:table-cell office:value-type="float" office:value="3652.669001" calcext:value-type="float">
            <text:p>3652.669001</text:p>
          </table:table-cell>
          <table:table-cell office:value-type="float" office:value="3805.696361" calcext:value-type="float">
            <text:p>3805.696361</text:p>
          </table:table-cell>
          <table:table-cell office:value-type="float" office:value="3958.723721" calcext:value-type="float">
            <text:p>3958.723721</text:p>
          </table:table-cell>
          <table:table-cell office:value-type="float" office:value="4111.751081" calcext:value-type="float">
            <text:p>4111.751081</text:p>
          </table:table-cell>
          <table:table-cell office:value-type="float" office:value="4264.778441" calcext:value-type="float">
            <text:p>4264.778441</text:p>
          </table:table-cell>
          <table:table-cell office:value-type="float" office:value="4417.805801" calcext:value-type="float">
            <text:p>4417.805801</text:p>
          </table:table-cell>
          <table:table-cell office:value-type="float" office:value="4570.833161" calcext:value-type="float">
            <text:p>4570.833161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9499.418704" calcext:value-type="float">
            <text:p>9499.418704</text:p>
          </table:table-cell>
          <table:table-cell table:style-name="ce2" office:value-type="float" office:value="9666.33607" calcext:value-type="float">
            <text:p>9666.33607</text:p>
          </table:table-cell>
          <table:table-cell office:value-type="float" office:value="9833.253436" calcext:value-type="float">
            <text:p>9833.253436</text:p>
          </table:table-cell>
          <table:table-cell office:value-type="float" office:value="10000.170802" calcext:value-type="float">
            <text:p>10000.170802</text:p>
          </table:table-cell>
          <table:table-cell office:value-type="float" office:value="10167.088168" calcext:value-type="float">
            <text:p>10167.088168</text:p>
          </table:table-cell>
          <table:table-cell office:value-type="float" office:value="10334.005534" calcext:value-type="float">
            <text:p>10334.005534</text:p>
          </table:table-cell>
          <table:table-cell office:value-type="float" office:value="10500.9229" calcext:value-type="float">
            <text:p>10500.9229</text:p>
          </table:table-cell>
          <table:table-cell office:value-type="float" office:value="10667.840266" calcext:value-type="float">
            <text:p>10667.840266</text:p>
          </table:table-cell>
          <table:table-cell office:value-type="float" office:value="10834.757632" calcext:value-type="float">
            <text:p>10834.757632</text:p>
          </table:table-cell>
          <table:table-cell office:value-type="float" office:value="11001.674998" calcext:value-type="float">
            <text:p>11001.674998</text:p>
          </table:table-cell>
          <table:table-cell office:value-type="float" office:value="11168.592364" calcext:value-type="float">
            <text:p>11168.592364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float" office:value="8058.371246" calcext:value-type="float">
            <text:p>8058.371246</text:p>
          </table:table-cell>
          <table:table-cell office:value-type="float" office:value="8152.272103" calcext:value-type="float">
            <text:p>8152.272103</text:p>
          </table:table-cell>
          <table:table-cell office:value-type="float" office:value="8246.17296" calcext:value-type="float">
            <text:p>8246.17296</text:p>
          </table:table-cell>
          <table:table-cell office:value-type="float" office:value="8340.073817" calcext:value-type="float">
            <text:p>8340.073817</text:p>
          </table:table-cell>
          <table:table-cell office:value-type="float" office:value="8433.974674" calcext:value-type="float">
            <text:p>8433.974674</text:p>
          </table:table-cell>
          <table:table-cell office:value-type="float" office:value="8527.875531" calcext:value-type="float">
            <text:p>8527.875531</text:p>
          </table:table-cell>
          <table:table-cell office:value-type="float" office:value="8621.776388" calcext:value-type="float">
            <text:p>8621.776388</text:p>
          </table:table-cell>
          <table:table-cell office:value-type="float" office:value="8715.677245" calcext:value-type="float">
            <text:p>8715.677245</text:p>
          </table:table-cell>
          <table:table-cell office:value-type="float" office:value="8809.578102" calcext:value-type="float">
            <text:p>8809.578102</text:p>
          </table:table-cell>
          <table:table-cell office:value-type="float" office:value="8903.478959" calcext:value-type="float">
            <text:p>8903.478959</text:p>
          </table:table-cell>
          <table:table-cell office:value-type="float" office:value="8997.379816" calcext:value-type="float">
            <text:p>8997.379816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float" office:value="2580.219327" calcext:value-type="float">
            <text:p>2580.219327</text:p>
          </table:table-cell>
          <table:table-cell table:style-name="ce2" office:value-type="float" office:value="2620.426632" calcext:value-type="float">
            <text:p>2620.426632</text:p>
          </table:table-cell>
          <table:table-cell office:value-type="float" office:value="2660.633937" calcext:value-type="float">
            <text:p>2660.633937</text:p>
          </table:table-cell>
          <table:table-cell office:value-type="float" office:value="2700.841242" calcext:value-type="float">
            <text:p>2700.841242</text:p>
          </table:table-cell>
          <table:table-cell office:value-type="float" office:value="2741.048547" calcext:value-type="float">
            <text:p>2741.048547</text:p>
          </table:table-cell>
          <table:table-cell office:value-type="float" office:value="2781.255852" calcext:value-type="float">
            <text:p>2781.255852</text:p>
          </table:table-cell>
          <table:table-cell office:value-type="float" office:value="2821.463157" calcext:value-type="float">
            <text:p>2821.463157</text:p>
          </table:table-cell>
          <table:table-cell office:value-type="float" office:value="2861.670462" calcext:value-type="float">
            <text:p>2861.670462</text:p>
          </table:table-cell>
          <table:table-cell office:value-type="float" office:value="2901.877767" calcext:value-type="float">
            <text:p>2901.877767</text:p>
          </table:table-cell>
          <table:table-cell office:value-type="float" office:value="2942.085072" calcext:value-type="float">
            <text:p>2942.085072</text:p>
          </table:table-cell>
          <table:table-cell office:value-type="float" office:value="2982.292377" calcext:value-type="float">
            <text:p>2982.292377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float" office:value="9552.933956" calcext:value-type="float">
            <text:p>9552.933956</text:p>
          </table:table-cell>
          <table:table-cell office:value-type="float" office:value="9881.703513" calcext:value-type="float">
            <text:p>9881.703513</text:p>
          </table:table-cell>
          <table:table-cell office:value-type="float" office:value="10210.47307" calcext:value-type="float">
            <text:p>10210.47307</text:p>
          </table:table-cell>
          <table:table-cell office:value-type="float" office:value="10539.242627" calcext:value-type="float">
            <text:p>10539.242627</text:p>
          </table:table-cell>
          <table:table-cell office:value-type="float" office:value="10868.012184" calcext:value-type="float">
            <text:p>10868.012184</text:p>
          </table:table-cell>
          <table:table-cell office:value-type="float" office:value="11196.781741" calcext:value-type="float">
            <text:p>11196.781741</text:p>
          </table:table-cell>
          <table:table-cell office:value-type="float" office:value="11525.551298" calcext:value-type="float">
            <text:p>11525.551298</text:p>
          </table:table-cell>
          <table:table-cell office:value-type="float" office:value="11854.320855" calcext:value-type="float">
            <text:p>11854.320855</text:p>
          </table:table-cell>
          <table:table-cell office:value-type="float" office:value="12183.090412" calcext:value-type="float">
            <text:p>12183.090412</text:p>
          </table:table-cell>
          <table:table-cell office:value-type="float" office:value="12511.859969" calcext:value-type="float">
            <text:p>12511.859969</text:p>
          </table:table-cell>
          <table:table-cell office:value-type="float" office:value="12840.629526" calcext:value-type="float">
            <text:p>12840.629526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float" office:value="15564.42518" calcext:value-type="float">
            <text:p>15564.42518</text:p>
          </table:table-cell>
          <table:table-cell table:style-name="ce2" office:value-type="float" office:value="16164.041336" calcext:value-type="float">
            <text:p>16164.041336</text:p>
          </table:table-cell>
          <table:table-cell office:value-type="float" office:value="16763.657492" calcext:value-type="float">
            <text:p>16763.657492</text:p>
          </table:table-cell>
          <table:table-cell office:value-type="float" office:value="17363.273648" calcext:value-type="float">
            <text:p>17363.273648</text:p>
          </table:table-cell>
          <table:table-cell office:value-type="float" office:value="17962.889804" calcext:value-type="float">
            <text:p>17962.889804</text:p>
          </table:table-cell>
          <table:table-cell office:value-type="float" office:value="18562.50596" calcext:value-type="float">
            <text:p>18562.50596</text:p>
          </table:table-cell>
          <table:table-cell office:value-type="float" office:value="19162.122116" calcext:value-type="float">
            <text:p>19162.122116</text:p>
          </table:table-cell>
          <table:table-cell office:value-type="float" office:value="19761.738272" calcext:value-type="float">
            <text:p>19761.738272</text:p>
          </table:table-cell>
          <table:table-cell office:value-type="float" office:value="20361.354428" calcext:value-type="float">
            <text:p>20361.354428</text:p>
          </table:table-cell>
          <table:table-cell office:value-type="float" office:value="20960.970584" calcext:value-type="float">
            <text:p>20960.970584</text:p>
          </table:table-cell>
          <table:table-cell office:value-type="float" office:value="21560.58674" calcext:value-type="float">
            <text:p>21560.58674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15949.108357" calcext:value-type="float">
            <text:p>15949.108357</text:p>
          </table:table-cell>
          <table:table-cell office:value-type="float" office:value="16561.360132" calcext:value-type="float">
            <text:p>16561.360132</text:p>
          </table:table-cell>
          <table:table-cell office:value-type="float" office:value="17173.611907" calcext:value-type="float">
            <text:p>17173.611907</text:p>
          </table:table-cell>
          <table:table-cell office:value-type="float" office:value="17785.863682" calcext:value-type="float">
            <text:p>17785.863682</text:p>
          </table:table-cell>
          <table:table-cell office:value-type="float" office:value="18398.115457" calcext:value-type="float">
            <text:p>18398.115457</text:p>
          </table:table-cell>
          <table:table-cell office:value-type="float" office:value="19010.367232" calcext:value-type="float">
            <text:p>19010.367232</text:p>
          </table:table-cell>
          <table:table-cell office:value-type="float" office:value="19622.619007" calcext:value-type="float">
            <text:p>19622.619007</text:p>
          </table:table-cell>
          <table:table-cell office:value-type="float" office:value="20234.870782" calcext:value-type="float">
            <text:p>20234.870782</text:p>
          </table:table-cell>
          <table:table-cell office:value-type="float" office:value="20847.122557" calcext:value-type="float">
            <text:p>20847.122557</text:p>
          </table:table-cell>
          <table:table-cell office:value-type="float" office:value="21459.374332" calcext:value-type="float">
            <text:p>21459.374332</text:p>
          </table:table-cell>
          <table:table-cell office:value-type="float" office:value="22071.626107" calcext:value-type="float">
            <text:p>22071.626107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float" office:value="10939.757369" calcext:value-type="float">
            <text:p>10939.757369</text:p>
          </table:table-cell>
          <table:table-cell table:style-name="ce2" office:value-type="float" office:value="11294.971266" calcext:value-type="float">
            <text:p>11294.971266</text:p>
          </table:table-cell>
          <table:table-cell office:value-type="float" office:value="11650.185163" calcext:value-type="float">
            <text:p>11650.185163</text:p>
          </table:table-cell>
          <table:table-cell office:value-type="float" office:value="12005.39906" calcext:value-type="float">
            <text:p>12005.39906</text:p>
          </table:table-cell>
          <table:table-cell office:value-type="float" office:value="12360.612957" calcext:value-type="float">
            <text:p>12360.612957</text:p>
          </table:table-cell>
          <table:table-cell office:value-type="float" office:value="12715.826854" calcext:value-type="float">
            <text:p>12715.826854</text:p>
          </table:table-cell>
          <table:table-cell office:value-type="float" office:value="13071.040751" calcext:value-type="float">
            <text:p>13071.040751</text:p>
          </table:table-cell>
          <table:table-cell office:value-type="float" office:value="13426.254648" calcext:value-type="float">
            <text:p>13426.254648</text:p>
          </table:table-cell>
          <table:table-cell office:value-type="float" office:value="13781.468545" calcext:value-type="float">
            <text:p>13781.468545</text:p>
          </table:table-cell>
          <table:table-cell office:value-type="float" office:value="14136.682442" calcext:value-type="float">
            <text:p>14136.682442</text:p>
          </table:table-cell>
          <table:table-cell office:value-type="float" office:value="14491.896339" calcext:value-type="float">
            <text:p>14491.896339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float" office:value="5156.588865" calcext:value-type="float">
            <text:p>5156.588865</text:p>
          </table:table-cell>
          <table:table-cell office:value-type="float" office:value="5313.720236" calcext:value-type="float">
            <text:p>5313.720236</text:p>
          </table:table-cell>
          <table:table-cell office:value-type="float" office:value="5470.851607" calcext:value-type="float">
            <text:p>5470.851607</text:p>
          </table:table-cell>
          <table:table-cell office:value-type="float" office:value="5627.982978" calcext:value-type="float">
            <text:p>5627.982978</text:p>
          </table:table-cell>
          <table:table-cell office:value-type="float" office:value="5785.114349" calcext:value-type="float">
            <text:p>5785.114349</text:p>
          </table:table-cell>
          <table:table-cell office:value-type="float" office:value="5942.24572" calcext:value-type="float">
            <text:p>5942.24572</text:p>
          </table:table-cell>
          <table:table-cell office:value-type="float" office:value="6099.377091" calcext:value-type="float">
            <text:p>6099.377091</text:p>
          </table:table-cell>
          <table:table-cell office:value-type="float" office:value="6256.508462" calcext:value-type="float">
            <text:p>6256.508462</text:p>
          </table:table-cell>
          <table:table-cell office:value-type="float" office:value="6413.639833" calcext:value-type="float">
            <text:p>6413.639833</text:p>
          </table:table-cell>
          <table:table-cell office:value-type="float" office:value="6570.771204" calcext:value-type="float">
            <text:p>6570.771204</text:p>
          </table:table-cell>
          <table:table-cell office:value-type="float" office:value="6727.902575" calcext:value-type="float">
            <text:p>6727.902575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float" office:value="9608.165422" calcext:value-type="float">
            <text:p>9608.165422</text:p>
          </table:table-cell>
          <table:table-cell table:style-name="ce2" office:value-type="float" office:value="9868.941095" calcext:value-type="float">
            <text:p>9868.941095</text:p>
          </table:table-cell>
          <table:table-cell office:value-type="float" office:value="10129.716768" calcext:value-type="float">
            <text:p>10129.716768</text:p>
          </table:table-cell>
          <table:table-cell office:value-type="float" office:value="10390.492441" calcext:value-type="float">
            <text:p>10390.492441</text:p>
          </table:table-cell>
          <table:table-cell office:value-type="float" office:value="10651.268114" calcext:value-type="float">
            <text:p>10651.268114</text:p>
          </table:table-cell>
          <table:table-cell office:value-type="float" office:value="10912.043787" calcext:value-type="float">
            <text:p>10912.043787</text:p>
          </table:table-cell>
          <table:table-cell office:value-type="float" office:value="11172.81946" calcext:value-type="float">
            <text:p>11172.81946</text:p>
          </table:table-cell>
          <table:table-cell office:value-type="float" office:value="11433.595133" calcext:value-type="float">
            <text:p>11433.595133</text:p>
          </table:table-cell>
          <table:table-cell office:value-type="float" office:value="11694.370806" calcext:value-type="float">
            <text:p>11694.370806</text:p>
          </table:table-cell>
          <table:table-cell office:value-type="float" office:value="11955.146479" calcext:value-type="float">
            <text:p>11955.146479</text:p>
          </table:table-cell>
          <table:table-cell office:value-type="float" office:value="12215.922152" calcext:value-type="float">
            <text:p>12215.922152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float" office:value="1149.693473" calcext:value-type="float">
            <text:p>1149.693473</text:p>
          </table:table-cell>
          <table:table-cell office:value-type="float" office:value="1207.309481" calcext:value-type="float">
            <text:p>1207.309481</text:p>
          </table:table-cell>
          <table:table-cell office:value-type="float" office:value="1264.925489" calcext:value-type="float">
            <text:p>1264.925489</text:p>
          </table:table-cell>
          <table:table-cell office:value-type="float" office:value="1322.541497" calcext:value-type="float">
            <text:p>1322.541497</text:p>
          </table:table-cell>
          <table:table-cell office:value-type="float" office:value="1380.157505" calcext:value-type="float">
            <text:p>1380.157505</text:p>
          </table:table-cell>
          <table:table-cell office:value-type="float" office:value="1437.773513" calcext:value-type="float">
            <text:p>1437.773513</text:p>
          </table:table-cell>
          <table:table-cell office:value-type="float" office:value="1495.389521" calcext:value-type="float">
            <text:p>1495.389521</text:p>
          </table:table-cell>
          <table:table-cell office:value-type="float" office:value="1553.005529" calcext:value-type="float">
            <text:p>1553.005529</text:p>
          </table:table-cell>
          <table:table-cell office:value-type="float" office:value="1610.621537" calcext:value-type="float">
            <text:p>1610.621537</text:p>
          </table:table-cell>
          <table:table-cell office:value-type="float" office:value="1668.237545" calcext:value-type="float">
            <text:p>1668.237545</text:p>
          </table:table-cell>
          <table:table-cell office:value-type="float" office:value="1725.853553" calcext:value-type="float">
            <text:p>1725.853553</text:p>
          </table:table-cell>
        </table:table-row>
        <table:table-row table:style-name="ro1">
          <table:table-cell office:value-type="string" calcext:value-type="string">
            <text:p>Nebraskan</text:p>
          </table:table-cell>
          <table:table-cell office:value-type="float" office:value="1888.075933" calcext:value-type="float">
            <text:p>1888.075933</text:p>
          </table:table-cell>
          <table:table-cell table:style-name="ce2" office:value-type="float" office:value="1973.545225" calcext:value-type="float">
            <text:p>1973.545225</text:p>
          </table:table-cell>
          <table:table-cell office:value-type="float" office:value="2059.014517" calcext:value-type="float">
            <text:p>2059.014517</text:p>
          </table:table-cell>
          <table:table-cell office:value-type="float" office:value="2144.483809" calcext:value-type="float">
            <text:p>2144.483809</text:p>
          </table:table-cell>
          <table:table-cell office:value-type="float" office:value="2229.953101" calcext:value-type="float">
            <text:p>2229.953101</text:p>
          </table:table-cell>
          <table:table-cell office:value-type="float" office:value="2315.422393" calcext:value-type="float">
            <text:p>2315.422393</text:p>
          </table:table-cell>
          <table:table-cell office:value-type="float" office:value="2400.891685" calcext:value-type="float">
            <text:p>2400.891685</text:p>
          </table:table-cell>
          <table:table-cell office:value-type="float" office:value="2486.360977" calcext:value-type="float">
            <text:p>2486.360977</text:p>
          </table:table-cell>
          <table:table-cell office:value-type="float" office:value="2571.830269" calcext:value-type="float">
            <text:p>2571.830269</text:p>
          </table:table-cell>
          <table:table-cell office:value-type="float" office:value="2657.299561" calcext:value-type="float">
            <text:p>2657.299561</text:p>
          </table:table-cell>
          <table:table-cell office:value-type="float" office:value="2742.768853" calcext:value-type="float">
            <text:p>2742.768853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float" office:value="3127.537716" calcext:value-type="float">
            <text:p>3127.537716</text:p>
          </table:table-cell>
          <table:table-cell office:value-type="float" office:value="3265.798552" calcext:value-type="float">
            <text:p>3265.798552</text:p>
          </table:table-cell>
          <table:table-cell office:value-type="float" office:value="3404.059388" calcext:value-type="float">
            <text:p>3404.059388</text:p>
          </table:table-cell>
          <table:table-cell office:value-type="float" office:value="3542.320224" calcext:value-type="float">
            <text:p>3542.320224</text:p>
          </table:table-cell>
          <table:table-cell office:value-type="float" office:value="3680.58106" calcext:value-type="float">
            <text:p>3680.58106</text:p>
          </table:table-cell>
          <table:table-cell office:value-type="float" office:value="3818.841896" calcext:value-type="float">
            <text:p>3818.841896</text:p>
          </table:table-cell>
          <table:table-cell office:value-type="float" office:value="3957.102732" calcext:value-type="float">
            <text:p>3957.102732</text:p>
          </table:table-cell>
          <table:table-cell office:value-type="float" office:value="4095.363568" calcext:value-type="float">
            <text:p>4095.363568</text:p>
          </table:table-cell>
          <table:table-cell office:value-type="float" office:value="4233.624404" calcext:value-type="float">
            <text:p>4233.624404</text:p>
          </table:table-cell>
          <table:table-cell office:value-type="float" office:value="4371.88524" calcext:value-type="float">
            <text:p>4371.88524</text:p>
          </table:table-cell>
          <table:table-cell office:value-type="float" office:value="4510.146076" calcext:value-type="float">
            <text:p>4510.146076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float" office:value="1731.859115" calcext:value-type="float">
            <text:p>1731.859115</text:p>
          </table:table-cell>
          <table:table-cell table:style-name="ce2" office:value-type="float" office:value="1840.725765" calcext:value-type="float">
            <text:p>1840.725765</text:p>
          </table:table-cell>
          <table:table-cell office:value-type="float" office:value="1949.592415" calcext:value-type="float">
            <text:p>1949.592415</text:p>
          </table:table-cell>
          <table:table-cell office:value-type="float" office:value="2058.459065" calcext:value-type="float">
            <text:p>2058.459065</text:p>
          </table:table-cell>
          <table:table-cell office:value-type="float" office:value="2167.325715" calcext:value-type="float">
            <text:p>2167.325715</text:p>
          </table:table-cell>
          <table:table-cell office:value-type="float" office:value="2276.192365" calcext:value-type="float">
            <text:p>2276.192365</text:p>
          </table:table-cell>
          <table:table-cell office:value-type="float" office:value="2385.059015" calcext:value-type="float">
            <text:p>2385.059015</text:p>
          </table:table-cell>
          <table:table-cell office:value-type="float" office:value="2493.925665" calcext:value-type="float">
            <text:p>2493.925665</text:p>
          </table:table-cell>
          <table:table-cell office:value-type="float" office:value="2602.792315" calcext:value-type="float">
            <text:p>2602.792315</text:p>
          </table:table-cell>
          <table:table-cell office:value-type="float" office:value="2711.658965" calcext:value-type="float">
            <text:p>2711.658965</text:p>
          </table:table-cell>
          <table:table-cell office:value-type="float" office:value="2820.525615" calcext:value-type="float">
            <text:p>2820.525615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float" office:value="14234.98957" calcext:value-type="float">
            <text:p>14234.98957</text:p>
          </table:table-cell>
          <table:table-cell office:value-type="float" office:value="14829.609984" calcext:value-type="float">
            <text:p>14829.609984</text:p>
          </table:table-cell>
          <table:table-cell office:value-type="float" office:value="15424.230398" calcext:value-type="float">
            <text:p>15424.230398</text:p>
          </table:table-cell>
          <table:table-cell office:value-type="float" office:value="16018.850812" calcext:value-type="float">
            <text:p>16018.850812</text:p>
          </table:table-cell>
          <table:table-cell office:value-type="float" office:value="16613.471226" calcext:value-type="float">
            <text:p>16613.471226</text:p>
          </table:table-cell>
          <table:table-cell office:value-type="float" office:value="17208.09164" calcext:value-type="float">
            <text:p>17208.09164</text:p>
          </table:table-cell>
          <table:table-cell office:value-type="float" office:value="17802.712054" calcext:value-type="float">
            <text:p>17802.712054</text:p>
          </table:table-cell>
          <table:table-cell office:value-type="float" office:value="18397.332468" calcext:value-type="float">
            <text:p>18397.332468</text:p>
          </table:table-cell>
          <table:table-cell office:value-type="float" office:value="18991.952882" calcext:value-type="float">
            <text:p>18991.952882</text:p>
          </table:table-cell>
          <table:table-cell office:value-type="float" office:value="19586.573296" calcext:value-type="float">
            <text:p>19586.573296</text:p>
          </table:table-cell>
          <table:table-cell office:value-type="float" office:value="20181.19371" calcext:value-type="float">
            <text:p>20181.19371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float" office:value="4933.671468" calcext:value-type="float">
            <text:p>4933.671468</text:p>
          </table:table-cell>
          <table:table-cell table:style-name="ce2" office:value-type="float" office:value="5083.035566" calcext:value-type="float">
            <text:p>5083.035566</text:p>
          </table:table-cell>
          <table:table-cell office:value-type="float" office:value="5232.399664" calcext:value-type="float">
            <text:p>5232.399664</text:p>
          </table:table-cell>
          <table:table-cell office:value-type="float" office:value="5381.763762" calcext:value-type="float">
            <text:p>5381.763762</text:p>
          </table:table-cell>
          <table:table-cell office:value-type="float" office:value="5531.12786" calcext:value-type="float">
            <text:p>5531.12786</text:p>
          </table:table-cell>
          <table:table-cell office:value-type="float" office:value="5680.491958" calcext:value-type="float">
            <text:p>5680.491958</text:p>
          </table:table-cell>
          <table:table-cell office:value-type="float" office:value="5829.856056" calcext:value-type="float">
            <text:p>5829.856056</text:p>
          </table:table-cell>
          <table:table-cell office:value-type="float" office:value="5979.220154" calcext:value-type="float">
            <text:p>5979.220154</text:p>
          </table:table-cell>
          <table:table-cell office:value-type="float" office:value="6128.584252" calcext:value-type="float">
            <text:p>6128.584252</text:p>
          </table:table-cell>
          <table:table-cell office:value-type="float" office:value="6277.94835" calcext:value-type="float">
            <text:p>6277.94835</text:p>
          </table:table-cell>
          <table:table-cell office:value-type="float" office:value="6427.312448" calcext:value-type="float">
            <text:p>6427.312448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59806.138548" calcext:value-type="float">
            <text:p>59806.138548</text:p>
          </table:table-cell>
          <table:table-cell office:value-type="float" office:value="59681.117761" calcext:value-type="float">
            <text:p>59681.117761</text:p>
          </table:table-cell>
          <table:table-cell office:value-type="float" office:value="59556.096974" calcext:value-type="float">
            <text:p>59556.096974</text:p>
          </table:table-cell>
          <table:table-cell office:value-type="float" office:value="59431.076187" calcext:value-type="float">
            <text:p>59431.076187</text:p>
          </table:table-cell>
          <table:table-cell office:value-type="float" office:value="59306.0554" calcext:value-type="float">
            <text:p>59306.0554</text:p>
          </table:table-cell>
          <table:table-cell office:value-type="float" office:value="59181.034613" calcext:value-type="float">
            <text:p>59181.034613</text:p>
          </table:table-cell>
          <table:table-cell office:value-type="float" office:value="59056.013826" calcext:value-type="float">
            <text:p>59056.013826</text:p>
          </table:table-cell>
          <table:table-cell office:value-type="float" office:value="58930.993039" calcext:value-type="float">
            <text:p>58930.993039</text:p>
          </table:table-cell>
          <table:table-cell office:value-type="float" office:value="58805.972252" calcext:value-type="float">
            <text:p>58805.972252</text:p>
          </table:table-cell>
          <table:table-cell office:value-type="float" office:value="58680.951465" calcext:value-type="float">
            <text:p>58680.951465</text:p>
          </table:table-cell>
          <table:table-cell office:value-type="float" office:value="58555.930678" calcext:value-type="float">
            <text:p>58555.930678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13483.308436" calcext:value-type="float">
            <text:p>13483.308436</text:p>
          </table:table-cell>
          <table:table-cell table:style-name="ce2" office:value-type="float" office:value="13878.014268" calcext:value-type="float">
            <text:p>13878.014268</text:p>
          </table:table-cell>
          <table:table-cell office:value-type="float" office:value="14272.7201" calcext:value-type="float">
            <text:p>14272.7201</text:p>
          </table:table-cell>
          <table:table-cell office:value-type="float" office:value="14667.425932" calcext:value-type="float">
            <text:p>14667.425932</text:p>
          </table:table-cell>
          <table:table-cell office:value-type="float" office:value="15062.131764" calcext:value-type="float">
            <text:p>15062.131764</text:p>
          </table:table-cell>
          <table:table-cell office:value-type="float" office:value="15456.837596" calcext:value-type="float">
            <text:p>15456.837596</text:p>
          </table:table-cell>
          <table:table-cell office:value-type="float" office:value="15851.543428" calcext:value-type="float">
            <text:p>15851.543428</text:p>
          </table:table-cell>
          <table:table-cell office:value-type="float" office:value="16246.24926" calcext:value-type="float">
            <text:p>16246.24926</text:p>
          </table:table-cell>
          <table:table-cell office:value-type="float" office:value="16640.955092" calcext:value-type="float">
            <text:p>16640.955092</text:p>
          </table:table-cell>
          <table:table-cell office:value-type="float" office:value="17035.660924" calcext:value-type="float">
            <text:p>17035.660924</text:p>
          </table:table-cell>
          <table:table-cell office:value-type="float" office:value="17430.366756" calcext:value-type="float">
            <text:p>17430.366756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float" office:value="1091.177153" calcext:value-type="float">
            <text:p>1091.177153</text:p>
          </table:table-cell>
          <table:table-cell office:value-type="float" office:value="549.291923" calcext:value-type="float">
            <text:p>549.291923</text:p>
          </table:table-cell>
          <table:table-cell office:value-type="float" office:value="7.40669299999991" calcext:value-type="float">
            <text:p>7.406693</text:p>
          </table:table-cell>
          <table:table-cell office:value-type="float" office:value="-534.478537" calcext:value-type="float">
            <text:p>-534.478537</text:p>
          </table:table-cell>
          <table:table-cell office:value-type="float" office:value="-1076.363767" calcext:value-type="float">
            <text:p>-1076.363767</text:p>
          </table:table-cell>
          <table:table-cell office:value-type="float" office:value="-1618.248997" calcext:value-type="float">
            <text:p>-1618.248997</text:p>
          </table:table-cell>
          <table:table-cell office:value-type="float" office:value="-2160.134227" calcext:value-type="float">
            <text:p>-2160.134227</text:p>
          </table:table-cell>
          <table:table-cell office:value-type="float" office:value="-2702.019457" calcext:value-type="float">
            <text:p>-2702.019457</text:p>
          </table:table-cell>
          <table:table-cell office:value-type="float" office:value="-3243.904687" calcext:value-type="float">
            <text:p>-3243.904687</text:p>
          </table:table-cell>
          <table:table-cell office:value-type="float" office:value="-3785.789917" calcext:value-type="float">
            <text:p>-3785.789917</text:p>
          </table:table-cell>
          <table:table-cell office:value-type="float" office:value="-4327.675147" calcext:value-type="float">
            <text:p>-4327.675147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float" office:value="21597.810622" calcext:value-type="float">
            <text:p>21597.810622</text:p>
          </table:table-cell>
          <table:table-cell table:style-name="ce2" office:value-type="float" office:value="22283.505297" calcext:value-type="float">
            <text:p>22283.505297</text:p>
          </table:table-cell>
          <table:table-cell office:value-type="float" office:value="22969.199972" calcext:value-type="float">
            <text:p>22969.199972</text:p>
          </table:table-cell>
          <table:table-cell office:value-type="float" office:value="23654.894647" calcext:value-type="float">
            <text:p>23654.894647</text:p>
          </table:table-cell>
          <table:table-cell office:value-type="float" office:value="24340.589322" calcext:value-type="float">
            <text:p>24340.589322</text:p>
          </table:table-cell>
          <table:table-cell office:value-type="float" office:value="25026.283997" calcext:value-type="float">
            <text:p>25026.283997</text:p>
          </table:table-cell>
          <table:table-cell office:value-type="float" office:value="25711.978672" calcext:value-type="float">
            <text:p>25711.978672</text:p>
          </table:table-cell>
          <table:table-cell office:value-type="float" office:value="26397.673347" calcext:value-type="float">
            <text:p>26397.673347</text:p>
          </table:table-cell>
          <table:table-cell office:value-type="float" office:value="27083.368022" calcext:value-type="float">
            <text:p>27083.368022</text:p>
          </table:table-cell>
          <table:table-cell office:value-type="float" office:value="27769.062697" calcext:value-type="float">
            <text:p>27769.062697</text:p>
          </table:table-cell>
          <table:table-cell office:value-type="float" office:value="28454.757372" calcext:value-type="float">
            <text:p>28454.757372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float" office:value="4996.967825" calcext:value-type="float">
            <text:p>4996.967825</text:p>
          </table:table-cell>
          <table:table-cell office:value-type="float" office:value="4948.050867" calcext:value-type="float">
            <text:p>4948.050867</text:p>
          </table:table-cell>
          <table:table-cell office:value-type="float" office:value="4899.133909" calcext:value-type="float">
            <text:p>4899.133909</text:p>
          </table:table-cell>
          <table:table-cell office:value-type="float" office:value="4850.216951" calcext:value-type="float">
            <text:p>4850.216951</text:p>
          </table:table-cell>
          <table:table-cell office:value-type="float" office:value="4801.299993" calcext:value-type="float">
            <text:p>4801.299993</text:p>
          </table:table-cell>
          <table:table-cell office:value-type="float" office:value="4752.383035" calcext:value-type="float">
            <text:p>4752.383035</text:p>
          </table:table-cell>
          <table:table-cell office:value-type="float" office:value="4703.466077" calcext:value-type="float">
            <text:p>4703.466077</text:p>
          </table:table-cell>
          <table:table-cell office:value-type="float" office:value="4654.549119" calcext:value-type="float">
            <text:p>4654.549119</text:p>
          </table:table-cell>
          <table:table-cell office:value-type="float" office:value="4605.632161" calcext:value-type="float">
            <text:p>4605.632161</text:p>
          </table:table-cell>
          <table:table-cell office:value-type="float" office:value="4556.715203" calcext:value-type="float">
            <text:p>4556.715203</text:p>
          </table:table-cell>
          <table:table-cell office:value-type="float" office:value="4507.798245" calcext:value-type="float">
            <text:p>4507.798245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float" office:value="8066.724366" calcext:value-type="float">
            <text:p>8066.724366</text:p>
          </table:table-cell>
          <table:table-cell table:style-name="ce2" office:value-type="float" office:value="8568.527718" calcext:value-type="float">
            <text:p>8568.527718</text:p>
          </table:table-cell>
          <table:table-cell office:value-type="float" office:value="9070.33107" calcext:value-type="float">
            <text:p>9070.33107</text:p>
          </table:table-cell>
          <table:table-cell office:value-type="float" office:value="9572.134422" calcext:value-type="float">
            <text:p>9572.134422</text:p>
          </table:table-cell>
          <table:table-cell office:value-type="float" office:value="10073.937774" calcext:value-type="float">
            <text:p>10073.937774</text:p>
          </table:table-cell>
          <table:table-cell office:value-type="float" office:value="10575.741126" calcext:value-type="float">
            <text:p>10575.741126</text:p>
          </table:table-cell>
          <table:table-cell office:value-type="float" office:value="11077.544478" calcext:value-type="float">
            <text:p>11077.544478</text:p>
          </table:table-cell>
          <table:table-cell office:value-type="float" office:value="11579.34783" calcext:value-type="float">
            <text:p>11579.34783</text:p>
          </table:table-cell>
          <table:table-cell office:value-type="float" office:value="12081.151182" calcext:value-type="float">
            <text:p>12081.151182</text:p>
          </table:table-cell>
          <table:table-cell office:value-type="float" office:value="12582.954534" calcext:value-type="float">
            <text:p>12582.954534</text:p>
          </table:table-cell>
          <table:table-cell office:value-type="float" office:value="13084.757886" calcext:value-type="float">
            <text:p>13084.757886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float" office:value="23394.254112" calcext:value-type="float">
            <text:p>23394.254112</text:p>
          </table:table-cell>
          <table:table-cell office:value-type="float" office:value="24099.877747" calcext:value-type="float">
            <text:p>24099.877747</text:p>
          </table:table-cell>
          <table:table-cell office:value-type="float" office:value="24805.501382" calcext:value-type="float">
            <text:p>24805.501382</text:p>
          </table:table-cell>
          <table:table-cell office:value-type="float" office:value="25511.125017" calcext:value-type="float">
            <text:p>25511.125017</text:p>
          </table:table-cell>
          <table:table-cell office:value-type="float" office:value="26216.748652" calcext:value-type="float">
            <text:p>26216.748652</text:p>
          </table:table-cell>
          <table:table-cell office:value-type="float" office:value="26922.372287" calcext:value-type="float">
            <text:p>26922.372287</text:p>
          </table:table-cell>
          <table:table-cell office:value-type="float" office:value="27627.995922" calcext:value-type="float">
            <text:p>27627.995922</text:p>
          </table:table-cell>
          <table:table-cell office:value-type="float" office:value="28333.619557" calcext:value-type="float">
            <text:p>28333.619557</text:p>
          </table:table-cell>
          <table:table-cell office:value-type="float" office:value="29039.243192" calcext:value-type="float">
            <text:p>29039.243192</text:p>
          </table:table-cell>
          <table:table-cell office:value-type="float" office:value="29744.866827" calcext:value-type="float">
            <text:p>29744.866827</text:p>
          </table:table-cell>
          <table:table-cell office:value-type="float" office:value="30450.490462" calcext:value-type="float">
            <text:p>30450.490462</text:p>
          </table:table-cell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float" office:value="2598.444116" calcext:value-type="float">
            <text:p>2598.444116</text:p>
          </table:table-cell>
          <table:table-cell table:style-name="ce2" office:value-type="float" office:value="2729.259438" calcext:value-type="float">
            <text:p>2729.259438</text:p>
          </table:table-cell>
          <table:table-cell office:value-type="float" office:value="2860.07476" calcext:value-type="float">
            <text:p>2860.07476</text:p>
          </table:table-cell>
          <table:table-cell office:value-type="float" office:value="2990.890082" calcext:value-type="float">
            <text:p>2990.890082</text:p>
          </table:table-cell>
          <table:table-cell office:value-type="float" office:value="3121.705404" calcext:value-type="float">
            <text:p>3121.705404</text:p>
          </table:table-cell>
          <table:table-cell office:value-type="float" office:value="3252.520726" calcext:value-type="float">
            <text:p>3252.520726</text:p>
          </table:table-cell>
          <table:table-cell office:value-type="float" office:value="3383.336048" calcext:value-type="float">
            <text:p>3383.336048</text:p>
          </table:table-cell>
          <table:table-cell office:value-type="float" office:value="3514.15137" calcext:value-type="float">
            <text:p>3514.15137</text:p>
          </table:table-cell>
          <table:table-cell office:value-type="float" office:value="3644.966692" calcext:value-type="float">
            <text:p>3644.966692</text:p>
          </table:table-cell>
          <table:table-cell office:value-type="float" office:value="3775.782014" calcext:value-type="float">
            <text:p>3775.782014</text:p>
          </table:table-cell>
          <table:table-cell office:value-type="float" office:value="3906.597336" calcext:value-type="float">
            <text:p>3906.597336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float" office:value="5963.805943" calcext:value-type="float">
            <text:p>5963.805943</text:p>
          </table:table-cell>
          <table:table-cell office:value-type="float" office:value="6027.888585" calcext:value-type="float">
            <text:p>6027.888585</text:p>
          </table:table-cell>
          <table:table-cell office:value-type="float" office:value="6091.971227" calcext:value-type="float">
            <text:p>6091.971227</text:p>
          </table:table-cell>
          <table:table-cell office:value-type="float" office:value="6156.053869" calcext:value-type="float">
            <text:p>6156.053869</text:p>
          </table:table-cell>
          <table:table-cell office:value-type="float" office:value="6220.136511" calcext:value-type="float">
            <text:p>6220.136511</text:p>
          </table:table-cell>
          <table:table-cell office:value-type="float" office:value="6284.219153" calcext:value-type="float">
            <text:p>6284.219153</text:p>
          </table:table-cell>
          <table:table-cell office:value-type="float" office:value="6348.301795" calcext:value-type="float">
            <text:p>6348.301795</text:p>
          </table:table-cell>
          <table:table-cell office:value-type="float" office:value="6412.384437" calcext:value-type="float">
            <text:p>6412.384437</text:p>
          </table:table-cell>
          <table:table-cell office:value-type="float" office:value="6476.467079" calcext:value-type="float">
            <text:p>6476.467079</text:p>
          </table:table-cell>
          <table:table-cell office:value-type="float" office:value="6540.549721" calcext:value-type="float">
            <text:p>6540.549721</text:p>
          </table:table-cell>
          <table:table-cell office:value-type="float" office:value="6604.63236299999" calcext:value-type="float">
            <text:p>6604.632363</text:p>
          </table:table-cell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float" office:value="813.084998" calcext:value-type="float">
            <text:p>813.084998</text:p>
          </table:table-cell>
          <table:table-cell table:style-name="ce2" office:value-type="float" office:value="860.846154" calcext:value-type="float">
            <text:p>860.846154</text:p>
          </table:table-cell>
          <table:table-cell office:value-type="float" office:value="908.60731" calcext:value-type="float">
            <text:p>908.60731</text:p>
          </table:table-cell>
          <table:table-cell office:value-type="float" office:value="956.368466" calcext:value-type="float">
            <text:p>956.368466</text:p>
          </table:table-cell>
          <table:table-cell office:value-type="float" office:value="1004.129622" calcext:value-type="float">
            <text:p>1004.129622</text:p>
          </table:table-cell>
          <table:table-cell office:value-type="float" office:value="1051.890778" calcext:value-type="float">
            <text:p>1051.890778</text:p>
          </table:table-cell>
          <table:table-cell office:value-type="float" office:value="1099.651934" calcext:value-type="float">
            <text:p>1099.651934</text:p>
          </table:table-cell>
          <table:table-cell office:value-type="float" office:value="1147.41309" calcext:value-type="float">
            <text:p>1147.41309</text:p>
          </table:table-cell>
          <table:table-cell office:value-type="float" office:value="1195.174246" calcext:value-type="float">
            <text:p>1195.174246</text:p>
          </table:table-cell>
          <table:table-cell office:value-type="float" office:value="1242.935402" calcext:value-type="float">
            <text:p>1242.935402</text:p>
          </table:table-cell>
          <table:table-cell office:value-type="float" office:value="1290.696558" calcext:value-type="float">
            <text:p>1290.696558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9144.520686" calcext:value-type="float">
            <text:p>9144.520686</text:p>
          </table:table-cell>
          <table:table-cell office:value-type="float" office:value="9506.550239" calcext:value-type="float">
            <text:p>9506.550239</text:p>
          </table:table-cell>
          <table:table-cell office:value-type="float" office:value="9868.579792" calcext:value-type="float">
            <text:p>9868.579792</text:p>
          </table:table-cell>
          <table:table-cell office:value-type="float" office:value="10230.609345" calcext:value-type="float">
            <text:p>10230.609345</text:p>
          </table:table-cell>
          <table:table-cell office:value-type="float" office:value="10592.638898" calcext:value-type="float">
            <text:p>10592.638898</text:p>
          </table:table-cell>
          <table:table-cell office:value-type="float" office:value="10954.668451" calcext:value-type="float">
            <text:p>10954.668451</text:p>
          </table:table-cell>
          <table:table-cell office:value-type="float" office:value="11316.698004" calcext:value-type="float">
            <text:p>11316.698004</text:p>
          </table:table-cell>
          <table:table-cell office:value-type="float" office:value="11678.727557" calcext:value-type="float">
            <text:p>11678.727557</text:p>
          </table:table-cell>
          <table:table-cell office:value-type="float" office:value="12040.75711" calcext:value-type="float">
            <text:p>12040.75711</text:p>
          </table:table-cell>
          <table:table-cell office:value-type="float" office:value="12402.786663" calcext:value-type="float">
            <text:p>12402.786663</text:p>
          </table:table-cell>
          <table:table-cell office:value-type="float" office:value="12764.816216" calcext:value-type="float">
            <text:p>12764.816216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35802.825013" calcext:value-type="float">
            <text:p>35802.825013</text:p>
          </table:table-cell>
          <table:table-cell table:style-name="ce2" office:value-type="float" office:value="36147.676703" calcext:value-type="float">
            <text:p>36147.676703</text:p>
          </table:table-cell>
          <table:table-cell office:value-type="float" office:value="36492.528393" calcext:value-type="float">
            <text:p>36492.528393</text:p>
          </table:table-cell>
          <table:table-cell office:value-type="float" office:value="36837.380083" calcext:value-type="float">
            <text:p>36837.380083</text:p>
          </table:table-cell>
          <table:table-cell office:value-type="float" office:value="37182.231773" calcext:value-type="float">
            <text:p>37182.231773</text:p>
          </table:table-cell>
          <table:table-cell office:value-type="float" office:value="37527.083463" calcext:value-type="float">
            <text:p>37527.083463</text:p>
          </table:table-cell>
          <table:table-cell office:value-type="float" office:value="37871.935153" calcext:value-type="float">
            <text:p>37871.935153</text:p>
          </table:table-cell>
          <table:table-cell office:value-type="float" office:value="38216.786843" calcext:value-type="float">
            <text:p>38216.786843</text:p>
          </table:table-cell>
          <table:table-cell office:value-type="float" office:value="38561.638533" calcext:value-type="float">
            <text:p>38561.638533</text:p>
          </table:table-cell>
          <table:table-cell office:value-type="float" office:value="38906.490223" calcext:value-type="float">
            <text:p>38906.490223</text:p>
          </table:table-cell>
          <table:table-cell office:value-type="float" office:value="39251.341913" calcext:value-type="float">
            <text:p>39251.341913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float" office:value="2196.174625" calcext:value-type="float">
            <text:p>2196.174625</text:p>
          </table:table-cell>
          <table:table-cell office:value-type="float" office:value="2300.014634" calcext:value-type="float">
            <text:p>2300.014634</text:p>
          </table:table-cell>
          <table:table-cell office:value-type="float" office:value="2403.854643" calcext:value-type="float">
            <text:p>2403.854643</text:p>
          </table:table-cell>
          <table:table-cell office:value-type="float" office:value="2507.694652" calcext:value-type="float">
            <text:p>2507.694652</text:p>
          </table:table-cell>
          <table:table-cell office:value-type="float" office:value="2611.534661" calcext:value-type="float">
            <text:p>2611.534661</text:p>
          </table:table-cell>
          <table:table-cell office:value-type="float" office:value="2715.37467" calcext:value-type="float">
            <text:p>2715.37467</text:p>
          </table:table-cell>
          <table:table-cell office:value-type="float" office:value="2819.214679" calcext:value-type="float">
            <text:p>2819.214679</text:p>
          </table:table-cell>
          <table:table-cell office:value-type="float" office:value="2923.054688" calcext:value-type="float">
            <text:p>2923.054688</text:p>
          </table:table-cell>
          <table:table-cell office:value-type="float" office:value="3026.894697" calcext:value-type="float">
            <text:p>3026.894697</text:p>
          </table:table-cell>
          <table:table-cell office:value-type="float" office:value="3130.734706" calcext:value-type="float">
            <text:p>3130.734706</text:p>
          </table:table-cell>
          <table:table-cell office:value-type="float" office:value="3234.574715" calcext:value-type="float">
            <text:p>3234.574715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float" office:value="1634.622218" calcext:value-type="float">
            <text:p>1634.622218</text:p>
          </table:table-cell>
          <table:table-cell table:style-name="ce2" office:value-type="float" office:value="1666.066978" calcext:value-type="float">
            <text:p>1666.066978</text:p>
          </table:table-cell>
          <table:table-cell office:value-type="float" office:value="1697.511738" calcext:value-type="float">
            <text:p>1697.511738</text:p>
          </table:table-cell>
          <table:table-cell office:value-type="float" office:value="1728.956498" calcext:value-type="float">
            <text:p>1728.956498</text:p>
          </table:table-cell>
          <table:table-cell office:value-type="float" office:value="1760.401258" calcext:value-type="float">
            <text:p>1760.401258</text:p>
          </table:table-cell>
          <table:table-cell office:value-type="float" office:value="1791.846018" calcext:value-type="float">
            <text:p>1791.846018</text:p>
          </table:table-cell>
          <table:table-cell office:value-type="float" office:value="1823.290778" calcext:value-type="float">
            <text:p>1823.290778</text:p>
          </table:table-cell>
          <table:table-cell office:value-type="float" office:value="1854.735538" calcext:value-type="float">
            <text:p>1854.735538</text:p>
          </table:table-cell>
          <table:table-cell office:value-type="float" office:value="1886.180298" calcext:value-type="float">
            <text:p>1886.180298</text:p>
          </table:table-cell>
          <table:table-cell office:value-type="float" office:value="1917.625058" calcext:value-type="float">
            <text:p>1917.625058</text:p>
          </table:table-cell>
          <table:table-cell office:value-type="float" office:value="1949.069818" calcext:value-type="float">
            <text:p>1949.069818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float" office:value="8103.268228" calcext:value-type="float">
            <text:p>8103.268228</text:p>
          </table:table-cell>
          <table:table-cell office:value-type="float" office:value="8510.779754" calcext:value-type="float">
            <text:p>8510.779754</text:p>
          </table:table-cell>
          <table:table-cell office:value-type="float" office:value="8918.29128" calcext:value-type="float">
            <text:p>8918.29128</text:p>
          </table:table-cell>
          <table:table-cell office:value-type="float" office:value="9325.802806" calcext:value-type="float">
            <text:p>9325.802806</text:p>
          </table:table-cell>
          <table:table-cell office:value-type="float" office:value="9733.314332" calcext:value-type="float">
            <text:p>9733.314332</text:p>
          </table:table-cell>
          <table:table-cell office:value-type="float" office:value="10140.825858" calcext:value-type="float">
            <text:p>10140.825858</text:p>
          </table:table-cell>
          <table:table-cell office:value-type="float" office:value="10548.337384" calcext:value-type="float">
            <text:p>10548.337384</text:p>
          </table:table-cell>
          <table:table-cell office:value-type="float" office:value="10955.84891" calcext:value-type="float">
            <text:p>10955.84891</text:p>
          </table:table-cell>
          <table:table-cell office:value-type="float" office:value="11363.360436" calcext:value-type="float">
            <text:p>11363.360436</text:p>
          </table:table-cell>
          <table:table-cell office:value-type="float" office:value="11770.871962" calcext:value-type="float">
            <text:p>11770.871962</text:p>
          </table:table-cell>
          <table:table-cell office:value-type="float" office:value="12178.383488" calcext:value-type="float">
            <text:p>12178.383488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10621.146074" calcext:value-type="float">
            <text:p>10621.146074</text:p>
          </table:table-cell>
          <table:table-cell table:style-name="ce2" office:value-type="float" office:value="11074.882616" calcext:value-type="float">
            <text:p>11074.882616</text:p>
          </table:table-cell>
          <table:table-cell office:value-type="float" office:value="11528.619158" calcext:value-type="float">
            <text:p>11528.619158</text:p>
          </table:table-cell>
          <table:table-cell office:value-type="float" office:value="11982.3557" calcext:value-type="float">
            <text:p>11982.3557</text:p>
          </table:table-cell>
          <table:table-cell office:value-type="float" office:value="12436.092242" calcext:value-type="float">
            <text:p>12436.092242</text:p>
          </table:table-cell>
          <table:table-cell office:value-type="float" office:value="12889.828784" calcext:value-type="float">
            <text:p>12889.828784</text:p>
          </table:table-cell>
          <table:table-cell office:value-type="float" office:value="13343.565326" calcext:value-type="float">
            <text:p>13343.565326</text:p>
          </table:table-cell>
          <table:table-cell office:value-type="float" office:value="13797.301868" calcext:value-type="float">
            <text:p>13797.301868</text:p>
          </table:table-cell>
          <table:table-cell office:value-type="float" office:value="14251.03841" calcext:value-type="float">
            <text:p>14251.03841</text:p>
          </table:table-cell>
          <table:table-cell office:value-type="float" office:value="14704.774952" calcext:value-type="float">
            <text:p>14704.774952</text:p>
          </table:table-cell>
          <table:table-cell office:value-type="float" office:value="15158.511494" calcext:value-type="float">
            <text:p>15158.511494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float" office:value="3675.43853" calcext:value-type="float">
            <text:p>3675.43853</text:p>
          </table:table-cell>
          <table:table-cell office:value-type="float" office:value="3835.749849" calcext:value-type="float">
            <text:p>3835.749849</text:p>
          </table:table-cell>
          <table:table-cell office:value-type="float" office:value="3996.061168" calcext:value-type="float">
            <text:p>3996.061168</text:p>
          </table:table-cell>
          <table:table-cell office:value-type="float" office:value="4156.372487" calcext:value-type="float">
            <text:p>4156.372487</text:p>
          </table:table-cell>
          <table:table-cell office:value-type="float" office:value="4316.683806" calcext:value-type="float">
            <text:p>4316.683806</text:p>
          </table:table-cell>
          <table:table-cell office:value-type="float" office:value="4476.995125" calcext:value-type="float">
            <text:p>4476.995125</text:p>
          </table:table-cell>
          <table:table-cell office:value-type="float" office:value="4637.306444" calcext:value-type="float">
            <text:p>4637.306444</text:p>
          </table:table-cell>
          <table:table-cell office:value-type="float" office:value="4797.617763" calcext:value-type="float">
            <text:p>4797.617763</text:p>
          </table:table-cell>
          <table:table-cell office:value-type="float" office:value="4957.929082" calcext:value-type="float">
            <text:p>4957.929082</text:p>
          </table:table-cell>
          <table:table-cell office:value-type="float" office:value="5118.240401" calcext:value-type="float">
            <text:p>5118.240401</text:p>
          </table:table-cell>
          <table:table-cell office:value-type="float" office:value="5278.55172" calcext:value-type="float">
            <text:p>5278.55172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7974.598543" calcext:value-type="float">
            <text:p>7974.598543</text:p>
          </table:table-cell>
          <table:table-cell table:style-name="ce2" office:value-type="float" office:value="8212.122596" calcext:value-type="float">
            <text:p>8212.122596</text:p>
          </table:table-cell>
          <table:table-cell office:value-type="float" office:value="8449.646649" calcext:value-type="float">
            <text:p>8449.646649</text:p>
          </table:table-cell>
          <table:table-cell office:value-type="float" office:value="8687.170702" calcext:value-type="float">
            <text:p>8687.170702</text:p>
          </table:table-cell>
          <table:table-cell office:value-type="float" office:value="8924.694755" calcext:value-type="float">
            <text:p>8924.694755</text:p>
          </table:table-cell>
          <table:table-cell office:value-type="float" office:value="9162.218808" calcext:value-type="float">
            <text:p>9162.218808</text:p>
          </table:table-cell>
          <table:table-cell office:value-type="float" office:value="9399.742861" calcext:value-type="float">
            <text:p>9399.742861</text:p>
          </table:table-cell>
          <table:table-cell office:value-type="float" office:value="9637.26691399999" calcext:value-type="float">
            <text:p>9637.266914</text:p>
          </table:table-cell>
          <table:table-cell office:value-type="float" office:value="9874.79096699999" calcext:value-type="float">
            <text:p>9874.790967</text:p>
          </table:table-cell>
          <table:table-cell office:value-type="float" office:value="10112.31502" calcext:value-type="float">
            <text:p>10112.31502</text:p>
          </table:table-cell>
          <table:table-cell office:value-type="float" office:value="10349.839073" calcext:value-type="float">
            <text:p>10349.839073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float" office:value="566.400158" calcext:value-type="float">
            <text:p>566.400158</text:p>
          </table:table-cell>
          <table:table-cell office:value-type="float" office:value="620.896568" calcext:value-type="float">
            <text:p>620.896568</text:p>
          </table:table-cell>
          <table:table-cell office:value-type="float" office:value="675.392978" calcext:value-type="float">
            <text:p>675.392978</text:p>
          </table:table-cell>
          <table:table-cell office:value-type="float" office:value="729.889388" calcext:value-type="float">
            <text:p>729.889388</text:p>
          </table:table-cell>
          <table:table-cell office:value-type="float" office:value="784.385798" calcext:value-type="float">
            <text:p>784.385798</text:p>
          </table:table-cell>
          <table:table-cell office:value-type="float" office:value="838.882208" calcext:value-type="float">
            <text:p>838.882208</text:p>
          </table:table-cell>
          <table:table-cell office:value-type="float" office:value="893.378618" calcext:value-type="float">
            <text:p>893.378618</text:p>
          </table:table-cell>
          <table:table-cell office:value-type="float" office:value="947.875028" calcext:value-type="float">
            <text:p>947.875028</text:p>
          </table:table-cell>
          <table:table-cell office:value-type="float" office:value="1002.371438" calcext:value-type="float">
            <text:p>1002.371438</text:p>
          </table:table-cell>
          <table:table-cell office:value-type="float" office:value="1056.867848" calcext:value-type="float">
            <text:p>1056.867848</text:p>
          </table:table-cell>
          <table:table-cell office:value-type="float" office:value="1111.364258" calcext:value-type="float">
            <text:p>1111.3642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Bold" svg:font-family="'Roboto Bold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text>$</number:text>
      <number:number number:decimal-places="0" loext:min-decimal-places="0" number:min-integer-digits="1" number:grouping="true"/>
    </number:number-style>
    <number:number-style style:name="N128">
      <number:number number:min-integer-digits="1"/>
      <number:text> </number:text>
    </number:number-style>
    <number:number-style style:name="N129P0" style:volatile="true">
      <number:text>$</number:text>
      <number:number number:decimal-places="0" loext:min-decimal-places="0" number:min-integer-digits="1" number:grouping="true"/>
    </number:number-style>
    <number:number-style style:name="N129P1" style:volatile="true">
      <number:text>-$</number:text>
      <number:number number:decimal-places="0" loext:min-decimal-places="0" number:min-integer-digits="1" number:grouping="true"/>
    </number:number-style>
    <number:number-style style:name="N129P2" style:volatile="true">
      <number:text>–</number:text>
    </number:number-style>
    <number:text-style style:name="N129">
      <number:text-content/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_20_text_20_bold_20_white_20_fill_20_2" style:display-name="Table text bold white fill 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cbd0d2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Bold" fo:font-family="'Roboto Bold'" fo:font-size="10pt" fo:font-style="normal" fo:text-shadow="none" style:text-underline-style="none" fo:font-weight="normal" style:font-size-asian="10pt" style:font-style-asian="normal" style:font-weight-asian="normal" style:font-name-complex="Roboto Bold" style:font-family-complex="'Roboto Bold'" style:font-size-complex="10pt" style:font-style-complex="normal" style:font-weight-complex="normal"/>
    </style:style>
    <style:style style:name="Table_20_text_20_bold_20_light_20_fill_20_2" style:display-name="Table text bold light fill 2" style:family="table-cell" style:parent-style-name="Default" style:data-style-name="N0">
      <style:table-cell-properties fo:background-color="#ececed" style:cell-protect="protected" style:print-content="true" style:diagonal-bl-tr="none" style:diagonal-tl-br="none" style:text-align-source="value-type" style:repeat-content="false" fo:wrap-option="wrap" fo:border="0.74pt solid #cbd0d2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Bold" fo:font-family="'Roboto Bold'" fo:font-size="10pt" fo:font-style="normal" fo:text-shadow="none" style:text-underline-style="none" fo:font-weight="normal" style:font-size-asian="10pt" style:font-style-asian="normal" style:font-weight-asian="normal" style:font-name-complex="Roboto Bold" style:font-family-complex="'Roboto Bold'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2:41:35.895924626</meta:creation-date>
    <dc:date>2017-04-12T12:42:03.469303243</dc:date>
    <meta:editing-duration>PT27S</meta:editing-duration>
    <meta:editing-cycles>1</meta:editing-cycles>
    <meta:document-statistic meta:table-count="1" meta:cell-count="624" meta:object-count="0"/>
    <meta:generator>LibreOffice/5.1.6.2$Linux_X86_64 LibreOffice_project/10m0$Build-2</meta:generator>
  </office:meta>
</office:document-meta>
</file>